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6.091cm"/>
    </style:style>
    <style:style style:name="Table1.C" style:family="table-column">
      <style:table-column-properties style:column-width="4.251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6pt" officeooo:rsid="000fae69" officeooo:paragraph-rsid="000fae69" style:font-size-asian="16pt" style:font-size-complex="16pt"/>
    </style:style>
    <style:style style:name="P2" style:family="paragraph" style:parent-style-name="Table_20_Contents">
      <style:text-properties fo:font-size="16pt" officeooo:rsid="000fae69" officeooo:paragraph-rsid="000fae69" style:font-size-asian="16pt" style:font-size-complex="16pt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rsid="001187ec" officeooo:paragraph-rsid="0011c6d8" style:font-size-asian="16pt" style:font-size-complex="16pt"/>
    </style:style>
    <style:style style:name="P5" style:family="paragraph" style:parent-style-name="Standard">
      <style:text-properties fo:font-size="16pt" officeooo:rsid="000fae69" officeooo:paragraph-rsid="0011c6d8" style:font-size-asian="16pt" style:font-size-complex="16pt"/>
    </style:style>
    <style:style style:name="P6" style:family="paragraph" style:parent-style-name="Table_20_Contents">
      <style:text-properties fo:font-size="16pt" officeooo:rsid="000fae69" officeooo:paragraph-rsid="0011c6d8" style:font-size-asian="16pt" style:font-size-complex="16pt"/>
    </style:style>
    <style:style style:name="P7" style:family="paragraph" style:parent-style-name="Table_20_Contents">
      <style:text-properties fo:font-size="16pt" officeooo:paragraph-rsid="0011c6d8" style:font-size-asian="16pt" style:font-size-complex="16pt"/>
    </style:style>
    <style:style style:name="T1" style:family="text">
      <style:text-properties officeooo:rsid="00118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hooter Game Requirements :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Req No</text:p>
          </table:table-cell>
          <table:table-cell table:style-name="Table1.A1" office:value-type="string">
            <text:p text:style-name="P6">Requirement</text:p>
          </table:table-cell>
          <table:table-cell table:style-name="Table1.A1" office:value-type="string">
            <text:p text:style-name="P6">Priority</text:p>
          </table:table-cell>
          <table:table-cell table:style-name="Table1.A1" office:value-type="string">
            <text:p text:style-name="P6">Assumptions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Create a Game similar to Space Invaders</text:p>
          </table:table-cell>
          <table:table-cell table:style-name="Table1.A1" office:value-type="string">
            <text:p text:style-name="P6">High 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Gather Input from User for movement of spaceship</text:p>
          </table:table-cell>
          <table:table-cell table:style-name="Table1.A1" office:value-type="string">
            <text:p text:style-name="P6">High</text:p>
          </table:table-cell>
          <table:table-cell table:style-name="Table1.A1" office:value-type="string">
            <text:p text:style-name="P6">The User is able to access Keyboard and give input from keyboard keys</text:p>
          </table:table-cell>
        </table:table-row>
        <table:table-row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Periodically introduce the enemies in the screen</text:p>
          </table:table-cell>
          <table:table-cell table:style-name="Table1.A1" office:value-type="string">
            <text:p text:style-name="P6">Medium</text:p>
          </table:table-cell>
          <table:table-cell table:style-name="Table1.A1" office:value-type="string">
            <text:p text:style-name="P6">Enemies are space invaders </text:p>
          </table:table-cell>
        </table:table-row>
        <table:table-row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Give guns for spaceship to shoot the enemies</text:p>
          </table:table-cell>
          <table:table-cell table:style-name="Table1.A1" office:value-type="string">
            <text:p text:style-name="P6">Medium</text:p>
          </table:table-cell>
          <table:table-cell table:style-name="Table1.A1" office:value-type="string">
            <text:p text:style-name="P6">By shooting the enemies, invaders are killed</text:p>
          </table:table-cell>
        </table:table-row>
        <table:table-row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Give additional powerups like missiles, armour</text:p>
          </table:table-cell>
          <table:table-cell table:style-name="Table1.A1" office:value-type="string">
            <text:p text:style-name="P6">Low</text:p>
          </table:table-cell>
          <table:table-cell table:style-name="Table1.A1" office:value-type="string">
            <text:p text:style-name="P6">Additional powerups are used rarely</text:p>
          </table:table-cell>
        </table:table-row>
        <table:table-row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Add music to background</text:p>
          </table:table-cell>
          <table:table-cell table:style-name="Table1.A1" office:value-type="string">
            <text:p text:style-name="P6">Low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5"/>
      <text:p text:style-name="P5"/>
      <text:p text:style-name="P5"/>
      <text:p text:style-name="P5">Technical Feasibility : </text:p>
      <text:p text:style-name="P5"/>
      <text:p text:style-name="P5">1. Programming Language:</text:p>
      <text:p text:style-name="P5"><text:tab/>Python3 --&gt; Simple , Fast ,Efficient for these use cases</text:p>
      <text:p text:style-name="P5"><text:tab/>C++ --&gt; Simple , Fast , Complicated but scalable , good for training</text:p>
      <text:p text:style-name="P5"/>
      <text:p text:style-name="P5"/>
      <text:p text:style-name="P5">2.Music:</text:p>
      <text:p text:style-name="P5"><text:tab/>Add Music <text:span text:style-name="T1">to the game </text:span></text:p>
      <text:p text:style-name="P5"/>
      <text:p text:style-name="P5"><text:tab/><text:tab/>--&gt; <text:span text:style-name="T1">irrklang --&gt; Simple , cross platform sound engine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19:02.027675379</meta:creation-date>
    <dc:date>2024-07-09T10:22:46.668848760</dc:date>
    <meta:editing-duration>PT3M1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138" meta:character-count="779" meta:non-whitespace-character-count="670"/>
  </office:meta>
</office:document-meta>
</file>